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Power site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0" calcext:value-type="float">
            <text:p>80</text:p>
          </table:table-cell>
          <table:table-cell table:style-name="ce13" table:formula="of:=[.F70]+[.E71]" office:value-type="float" office:value="3780" calcext:value-type="float">
            <text:p>3780</text:p>
          </table:table-cell>
          <table:table-cell/>
          <table:table-cell table:formula="of:=[.H70]+[.G71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755.25" calcext:value-type="currency">
            <text:p>$5 755,25</text:p>
          </table:table-cell>
          <table:table-cell table:style-name="ce41" table:formula="of:=[.A71]*budgetjour-[.O71]" office:value-type="currency" office:currency="USD" office:value="964.75" calcext:value-type="currency">
            <text:p>$964,7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30" calcext:value-type="float">
            <text:p>3830</text:p>
          </table:table-cell>
          <table:table-cell/>
          <table:table-cell table:formula="of:=[.H71]+[.G72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755.25" calcext:value-type="currency">
            <text:p>$5 755,25</text:p>
          </table:table-cell>
          <table:table-cell table:style-name="ce41" table:formula="of:=[.A72]*budgetjour-[.O72]" office:value-type="currency" office:currency="USD" office:value="1060.75" calcext:value-type="currency">
            <text:p>$1 060,7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900" calcext:value-type="float">
            <text:p>3900</text:p>
          </table:table-cell>
          <table:table-cell/>
          <table:table-cell table:formula="of:=[.H72]+[.G73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755.25" calcext:value-type="currency">
            <text:p>$5 755,25</text:p>
          </table:table-cell>
          <table:table-cell table:style-name="ce41" table:formula="of:=[.A73]*budgetjour-[.O73]" office:value-type="currency" office:currency="USD" office:value="1156.75" calcext:value-type="currency">
            <text:p>$1 156,7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900" calcext:value-type="float">
            <text:p>3900</text:p>
          </table:table-cell>
          <table:table-cell/>
          <table:table-cell table:formula="of:=[.H73]+[.G74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755.25" calcext:value-type="currency">
            <text:p>$5 755,25</text:p>
          </table:table-cell>
          <table:table-cell table:style-name="ce41" table:formula="of:=[.A74]*budgetjour-[.O74]" office:value-type="currency" office:currency="USD" office:value="1252.75" calcext:value-type="currency">
            <text:p>$1 252,7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00" calcext:value-type="float">
            <text:p>3900</text:p>
          </table:table-cell>
          <table:table-cell/>
          <table:table-cell table:formula="of:=[.H74]+[.G75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755.25" calcext:value-type="currency">
            <text:p>$5 755,25</text:p>
          </table:table-cell>
          <table:table-cell table:style-name="ce41" table:formula="of:=[.A75]*budgetjour-[.O75]" office:value-type="currency" office:currency="USD" office:value="1348.75" calcext:value-type="currency">
            <text:p>$1 348,7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00" calcext:value-type="float">
            <text:p>3900</text:p>
          </table:table-cell>
          <table:table-cell/>
          <table:table-cell table:formula="of:=[.H75]+[.G76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755.25" calcext:value-type="currency">
            <text:p>$5 755,25</text:p>
          </table:table-cell>
          <table:table-cell table:style-name="ce41" table:formula="of:=[.A76]*budgetjour-[.O76]" office:value-type="currency" office:currency="USD" office:value="1444.75" calcext:value-type="currency">
            <text:p>$1 444,7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00" calcext:value-type="float">
            <text:p>3900</text:p>
          </table:table-cell>
          <table:table-cell/>
          <table:table-cell table:formula="of:=[.H76]+[.G77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755.25" calcext:value-type="currency">
            <text:p>$5 755,25</text:p>
          </table:table-cell>
          <table:table-cell table:style-name="ce41" table:formula="of:=[.A77]*budgetjour-[.O77]" office:value-type="currency" office:currency="USD" office:value="1540.75" calcext:value-type="currency">
            <text:p>$1 540,7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00" calcext:value-type="float">
            <text:p>3900</text:p>
          </table:table-cell>
          <table:table-cell/>
          <table:table-cell table:formula="of:=[.H77]+[.G78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755.25" calcext:value-type="currency">
            <text:p>$5 755,25</text:p>
          </table:table-cell>
          <table:table-cell table:style-name="ce41" table:formula="of:=[.A78]*budgetjour-[.O78]" office:value-type="currency" office:currency="USD" office:value="1636.75" calcext:value-type="currency">
            <text:p>$1 636,7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00" calcext:value-type="float">
            <text:p>3900</text:p>
          </table:table-cell>
          <table:table-cell/>
          <table:table-cell table:formula="of:=[.H78]+[.G79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755.25" calcext:value-type="currency">
            <text:p>$5 755,25</text:p>
          </table:table-cell>
          <table:table-cell table:style-name="ce41" table:formula="of:=[.A79]*budgetjour-[.O79]" office:value-type="currency" office:currency="USD" office:value="1732.75" calcext:value-type="currency">
            <text:p>$1 732,7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00" calcext:value-type="float">
            <text:p>3900</text:p>
          </table:table-cell>
          <table:table-cell/>
          <table:table-cell table:formula="of:=[.H79]+[.G80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755.25" calcext:value-type="currency">
            <text:p>$5 755,25</text:p>
          </table:table-cell>
          <table:table-cell table:style-name="ce41" table:formula="of:=[.A80]*budgetjour-[.O80]" office:value-type="currency" office:currency="USD" office:value="1828.75" calcext:value-type="currency">
            <text:p>$1 828,7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00" calcext:value-type="float">
            <text:p>3900</text:p>
          </table:table-cell>
          <table:table-cell/>
          <table:table-cell table:formula="of:=[.H80]+[.G81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755.25" calcext:value-type="currency">
            <text:p>$5 755,25</text:p>
          </table:table-cell>
          <table:table-cell table:style-name="ce41" table:formula="of:=[.A81]*budgetjour-[.O81]" office:value-type="currency" office:currency="USD" office:value="1924.75" calcext:value-type="currency">
            <text:p>$1 924,7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00" calcext:value-type="float">
            <text:p>3900</text:p>
          </table:table-cell>
          <table:table-cell/>
          <table:table-cell table:formula="of:=[.H81]+[.G82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755.25" calcext:value-type="currency">
            <text:p>$5 755,25</text:p>
          </table:table-cell>
          <table:table-cell table:style-name="ce41" table:formula="of:=[.A82]*budgetjour-[.O82]" office:value-type="currency" office:currency="USD" office:value="2020.75" calcext:value-type="currency">
            <text:p>$2 020,7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00" calcext:value-type="float">
            <text:p>3900</text:p>
          </table:table-cell>
          <table:table-cell/>
          <table:table-cell table:formula="of:=[.H82]+[.G83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755.25" calcext:value-type="currency">
            <text:p>$5 755,25</text:p>
          </table:table-cell>
          <table:table-cell table:style-name="ce41" table:formula="of:=[.A83]*budgetjour-[.O83]" office:value-type="currency" office:currency="USD" office:value="2116.75" calcext:value-type="currency">
            <text:p>$2 116,7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00" calcext:value-type="float">
            <text:p>3900</text:p>
          </table:table-cell>
          <table:table-cell/>
          <table:table-cell table:formula="of:=[.H83]+[.G84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755.25" calcext:value-type="currency">
            <text:p>$5 755,25</text:p>
          </table:table-cell>
          <table:table-cell table:style-name="ce41" table:formula="of:=[.A84]*budgetjour-[.O84]" office:value-type="currency" office:currency="USD" office:value="2212.75" calcext:value-type="currency">
            <text:p>$2 212,7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00" calcext:value-type="float">
            <text:p>3900</text:p>
          </table:table-cell>
          <table:table-cell/>
          <table:table-cell table:formula="of:=[.H84]+[.G85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755.25" calcext:value-type="currency">
            <text:p>$5 755,25</text:p>
          </table:table-cell>
          <table:table-cell table:style-name="ce41" table:formula="of:=[.A85]*budgetjour-[.O85]" office:value-type="currency" office:currency="USD" office:value="2308.75" calcext:value-type="currency">
            <text:p>$2 308,7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00" calcext:value-type="float">
            <text:p>3900</text:p>
          </table:table-cell>
          <table:table-cell/>
          <table:table-cell table:formula="of:=[.H85]+[.G86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755.25" calcext:value-type="currency">
            <text:p>$5 755,25</text:p>
          </table:table-cell>
          <table:table-cell table:style-name="ce41" table:formula="of:=[.A86]*budgetjour-[.O86]" office:value-type="currency" office:currency="USD" office:value="2404.75" calcext:value-type="currency">
            <text:p>$2 404,7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00" calcext:value-type="float">
            <text:p>3900</text:p>
          </table:table-cell>
          <table:table-cell/>
          <table:table-cell table:formula="of:=[.H86]+[.G87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755.25" calcext:value-type="currency">
            <text:p>$5 755,25</text:p>
          </table:table-cell>
          <table:table-cell table:style-name="ce41" table:formula="of:=[.A87]*budgetjour-[.O87]" office:value-type="currency" office:currency="USD" office:value="2500.75" calcext:value-type="currency">
            <text:p>$2 500,7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00" calcext:value-type="float">
            <text:p>3900</text:p>
          </table:table-cell>
          <table:table-cell/>
          <table:table-cell table:formula="of:=[.H87]+[.G88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755.25" calcext:value-type="currency">
            <text:p>$5 755,25</text:p>
          </table:table-cell>
          <table:table-cell table:style-name="ce41" table:formula="of:=[.A88]*budgetjour-[.O88]" office:value-type="currency" office:currency="USD" office:value="2596.75" calcext:value-type="currency">
            <text:p>$2 596,7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00" calcext:value-type="float">
            <text:p>3900</text:p>
          </table:table-cell>
          <table:table-cell/>
          <table:table-cell table:formula="of:=[.H88]+[.G89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755.25" calcext:value-type="currency">
            <text:p>$5 755,25</text:p>
          </table:table-cell>
          <table:table-cell table:style-name="ce41" table:formula="of:=[.A89]*budgetjour-[.O89]" office:value-type="currency" office:currency="USD" office:value="2692.75" calcext:value-type="currency">
            <text:p>$2 692,7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00" calcext:value-type="float">
            <text:p>3900</text:p>
          </table:table-cell>
          <table:table-cell/>
          <table:table-cell table:formula="of:=[.H89]+[.G90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755.25" calcext:value-type="currency">
            <text:p>$5 755,25</text:p>
          </table:table-cell>
          <table:table-cell table:style-name="ce41" table:formula="of:=[.A90]*budgetjour-[.O90]" office:value-type="currency" office:currency="USD" office:value="2788.75" calcext:value-type="currency">
            <text:p>$2 788,7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00" calcext:value-type="float">
            <text:p>3900</text:p>
          </table:table-cell>
          <table:table-cell/>
          <table:table-cell table:formula="of:=[.H90]+[.G91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755.25" calcext:value-type="currency">
            <text:p>$5 755,25</text:p>
          </table:table-cell>
          <table:table-cell table:style-name="ce41" table:formula="of:=[.A91]*budgetjour-[.O91]" office:value-type="currency" office:currency="USD" office:value="2884.75" calcext:value-type="currency">
            <text:p>$2 884,7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00" calcext:value-type="float">
            <text:p>3900</text:p>
          </table:table-cell>
          <table:table-cell/>
          <table:table-cell table:formula="of:=[.H91]+[.G92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755.25" calcext:value-type="currency">
            <text:p>$5 755,25</text:p>
          </table:table-cell>
          <table:table-cell table:style-name="ce41" table:formula="of:=[.A92]*budgetjour-[.O92]" office:value-type="currency" office:currency="USD" office:value="2980.75" calcext:value-type="currency">
            <text:p>$2 980,7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00" calcext:value-type="float">
            <text:p>3900</text:p>
          </table:table-cell>
          <table:table-cell/>
          <table:table-cell table:formula="of:=[.H92]+[.G93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755.25" calcext:value-type="currency">
            <text:p>$5 755,25</text:p>
          </table:table-cell>
          <table:table-cell table:style-name="ce41" table:formula="of:=[.A93]*budgetjour-[.O93]" office:value-type="currency" office:currency="USD" office:value="3076.75" calcext:value-type="currency">
            <text:p>$3 076,7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00" calcext:value-type="float">
            <text:p>3900</text:p>
          </table:table-cell>
          <table:table-cell/>
          <table:table-cell table:formula="of:=[.H93]+[.G94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755.25" calcext:value-type="currency">
            <text:p>$5 755,25</text:p>
          </table:table-cell>
          <table:table-cell table:style-name="ce41" table:formula="of:=[.A94]*budgetjour-[.O94]" office:value-type="currency" office:currency="USD" office:value="3172.75" calcext:value-type="currency">
            <text:p>$3 172,7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00" calcext:value-type="float">
            <text:p>3900</text:p>
          </table:table-cell>
          <table:table-cell/>
          <table:table-cell table:formula="of:=[.H94]+[.G95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755.25" calcext:value-type="currency">
            <text:p>$5 755,25</text:p>
          </table:table-cell>
          <table:table-cell table:style-name="ce41" table:formula="of:=[.A95]*budgetjour-[.O95]" office:value-type="currency" office:currency="USD" office:value="3268.75" calcext:value-type="currency">
            <text:p>$3 268,7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00" calcext:value-type="float">
            <text:p>3900</text:p>
          </table:table-cell>
          <table:table-cell/>
          <table:table-cell table:formula="of:=[.H95]+[.G96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755.25" calcext:value-type="currency">
            <text:p>$5 755,25</text:p>
          </table:table-cell>
          <table:table-cell table:style-name="ce41" table:formula="of:=[.A96]*budgetjour-[.O96]" office:value-type="currency" office:currency="USD" office:value="3364.75" calcext:value-type="currency">
            <text:p>$3 364,7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00" calcext:value-type="float">
            <text:p>3900</text:p>
          </table:table-cell>
          <table:table-cell/>
          <table:table-cell table:formula="of:=[.H96]+[.G97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755.25" calcext:value-type="currency">
            <text:p>$5 755,25</text:p>
          </table:table-cell>
          <table:table-cell table:style-name="ce41" table:formula="of:=[.A97]*budgetjour-[.O97]" office:value-type="currency" office:currency="USD" office:value="3460.75" calcext:value-type="currency">
            <text:p>$3 460,7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00" calcext:value-type="float">
            <text:p>3900</text:p>
          </table:table-cell>
          <table:table-cell/>
          <table:table-cell table:formula="of:=[.H97]+[.G98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755.25" calcext:value-type="currency">
            <text:p>$5 755,25</text:p>
          </table:table-cell>
          <table:table-cell table:style-name="ce41" table:formula="of:=[.A98]*budgetjour-[.O98]" office:value-type="currency" office:currency="USD" office:value="3556.75" calcext:value-type="currency">
            <text:p>$3 556,7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00" calcext:value-type="float">
            <text:p>3900</text:p>
          </table:table-cell>
          <table:table-cell/>
          <table:table-cell table:formula="of:=[.H98]+[.G99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755.25" calcext:value-type="currency">
            <text:p>$5 755,25</text:p>
          </table:table-cell>
          <table:table-cell table:style-name="ce41" table:formula="of:=[.A99]*budgetjour-[.O99]" office:value-type="currency" office:currency="USD" office:value="3652.75" calcext:value-type="currency">
            <text:p>$3 652,7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00" calcext:value-type="float">
            <text:p>3900</text:p>
          </table:table-cell>
          <table:table-cell/>
          <table:table-cell table:formula="of:=[.H99]+[.G100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755.25" calcext:value-type="currency">
            <text:p>$5 755,25</text:p>
          </table:table-cell>
          <table:table-cell table:style-name="ce41" table:formula="of:=[.A100]*budgetjour-[.O100]" office:value-type="currency" office:currency="USD" office:value="3748.75" calcext:value-type="currency">
            <text:p>$3 748,7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00" calcext:value-type="float">
            <text:p>3900</text:p>
          </table:table-cell>
          <table:table-cell/>
          <table:table-cell table:formula="of:=[.H100]+[.G101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755.25" calcext:value-type="currency">
            <text:p>$5 755,25</text:p>
          </table:table-cell>
          <table:table-cell table:style-name="ce41" table:formula="of:=[.A101]*budgetjour-[.O101]" office:value-type="currency" office:currency="USD" office:value="3844.75" calcext:value-type="currency">
            <text:p>$3 844,7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00" calcext:value-type="float">
            <text:p>3900</text:p>
          </table:table-cell>
          <table:table-cell/>
          <table:table-cell table:formula="of:=[.H101]+[.G102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755.25" calcext:value-type="currency">
            <text:p>$5 755,25</text:p>
          </table:table-cell>
          <table:table-cell table:style-name="ce41" table:formula="of:=[.A102]*budgetjour-[.O102]" office:value-type="currency" office:currency="USD" office:value="3940.75" calcext:value-type="currency">
            <text:p>$3 940,7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00" calcext:value-type="float">
            <text:p>3900</text:p>
          </table:table-cell>
          <table:table-cell/>
          <table:table-cell table:formula="of:=[.H102]+[.G103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755.25" calcext:value-type="currency">
            <text:p>$5 755,25</text:p>
          </table:table-cell>
          <table:table-cell table:style-name="ce41" table:formula="of:=[.A103]*budgetjour-[.O103]" office:value-type="currency" office:currency="USD" office:value="4036.75" calcext:value-type="currency">
            <text:p>$4 036,7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00" calcext:value-type="float">
            <text:p>3900</text:p>
          </table:table-cell>
          <table:table-cell/>
          <table:table-cell table:formula="of:=[.H103]+[.G104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755.25" calcext:value-type="currency">
            <text:p>$5 755,25</text:p>
          </table:table-cell>
          <table:table-cell table:style-name="ce41" table:formula="of:=[.A104]*budgetjour-[.O104]" office:value-type="currency" office:currency="USD" office:value="4132.75" calcext:value-type="currency">
            <text:p>$4 132,7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00" calcext:value-type="float">
            <text:p>3900</text:p>
          </table:table-cell>
          <table:table-cell/>
          <table:table-cell table:formula="of:=[.H104]+[.G105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755.25" calcext:value-type="currency">
            <text:p>$5 755,25</text:p>
          </table:table-cell>
          <table:table-cell table:style-name="ce41" table:formula="of:=[.A105]*budgetjour-[.O105]" office:value-type="currency" office:currency="USD" office:value="4228.75" calcext:value-type="currency">
            <text:p>$4 228,7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00" calcext:value-type="float">
            <text:p>3900</text:p>
          </table:table-cell>
          <table:table-cell/>
          <table:table-cell table:formula="of:=[.H105]+[.G106]" office:value-type="float" office:value="25456" calcext:value-type="float">
            <text:p>25456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755.25" calcext:value-type="currency">
            <text:p>$5 755,25</text:p>
          </table:table-cell>
          <table:table-cell table:style-name="ce41" table:formula="of:=[.A106]*budgetjour-[.O106]" office:value-type="currency" office:currency="USD" office:value="4324.75" calcext:value-type="currency">
            <text:p>$4 324,7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9:29:14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3T19:26:55.328000000</dc:date>
    <meta:editing-duration>P112DT21H44M44S</meta:editing-duration>
    <meta:editing-cycles>279</meta:editing-cycles>
    <meta:document-statistic meta:table-count="2" meta:cell-count="1428" meta:object-count="0"/>
  </office:meta>
</office:document-meta>
</file>